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ans" svg:font-family="Sans" style:font-family-generic="swiss"/>
    <style:font-face style:name="Mono" svg:font-family="Mono" style:font-pitch="fixed"/>
    <style:font-face style:name="Luxi Mono" svg:font-family="'Luxi Mono'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0in"/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  <style:tab-stop style:position="6.6in"/>
          <style:tab-stop style:position="6.8in"/>
          <style:tab-stop style:position="7in"/>
        </style:tab-stops>
      </style:paragraph-properties>
      <style:text-properties style:font-name="Sans" fo:font-size="10pt" style:font-size-asian="10pt" style:font-size-complex="10pt"/>
    </style:style>
    <style:style style:name="P2" style:family="paragraph" style:parent-style-name="Text_20_body">
      <style:paragraph-properties>
        <style:tab-stops>
          <style:tab-stop style:position="0in"/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  <style:tab-stop style:position="6.6in"/>
          <style:tab-stop style:position="6.8in"/>
          <style:tab-stop style:position="7in"/>
        </style:tab-stops>
      </style:paragraph-properties>
      <style:text-properties style:font-name="Sans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>
        <style:tab-stops>
          <style:tab-stop style:position="0in"/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  <style:tab-stop style:position="6.6in"/>
          <style:tab-stop style:position="6.8in"/>
          <style:tab-stop style:position="7in"/>
        </style:tab-stops>
      </style:paragraph-properties>
      <style:text-properties style:font-name="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>
        <style:tab-stops>
          <style:tab-stop style:position="0in"/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  <style:tab-stop style:position="6.6in"/>
          <style:tab-stop style:position="6.8in"/>
          <style:tab-stop style:position="7in"/>
        </style:tab-stops>
      </style:paragraph-properties>
      <style:text-properties style:font-name="Mono" fo:font-size="8pt" style:font-size-asian="8pt" style:font-size-complex="8pt"/>
    </style:style>
    <style:style style:name="P5" style:family="paragraph" style:parent-style-name="Text_20_body">
      <style:paragraph-properties fo:break-before="page">
        <style:tab-stops>
          <style:tab-stop style:position="0in"/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  <style:tab-stop style:position="6.6in"/>
          <style:tab-stop style:position="6.8in"/>
          <style:tab-stop style:position="7in"/>
        </style:tab-stops>
      </style:paragraph-properties>
      <style:text-properties style:font-name="Sans" fo:font-size="12pt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>
        <style:tab-stops>
          <style:tab-stop style:position="0in"/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  <style:tab-stop style:position="6.6in"/>
          <style:tab-stop style:position="6.8in"/>
          <style:tab-stop style:position="7in"/>
        </style:tab-stops>
      </style:paragraph-properties>
      <style:text-properties style:font-name="Mono" fo:font-size="8pt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style:style style:name="T8" style:family="text">
      <style:text-properties style:font-name="Mono" fo:font-size="8pt" fo:font-weight="normal" style:font-size-asian="8pt" style:font-weight-asian="normal" style:font-size-complex="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yword summary</text:p>
      <text:p text:style-name="P1">Where specific parameter values must be used, the possible values are listed in braces, {}. Default values are in <text:span text:style-name="T2">bold</text:span>.</text:p>
      <text:p text:style-name="P4">file_name<text:tab/><text:tab/><text:tab/><text:tab/><text:tab/>"/home/sab/gsegrafix/data_files/sinc.txt"</text:p>
      <text:p text:style-name="P4">file_format<text:tab/><text:tab/><text:tab/><text:tab/><text:tab/>"%lf %lf"</text:p>
      <text:p text:style-name="P4">plot_type<text:tab/><text:tab/><text:tab/><text:tab/><text:tab/>{"points" "histogram" "contour" "color" "mesh"}</text:p>
      <text:p text:style-name="P4">plot_style<text:tab/><text:tab/><text:tab/><text:tab/><text:tab/>{ld.cCtTsSiIpPhH+xra} <text:span text:style-name="T4">{kaswrylqbfmogtnp} </text:span><text:span text:style-name="T1">1</text:span> or <text:span text:style-name="T1">6<text:tab/><text:tab/><text:tab/><text:tab/><text:tab/><text:tab/></text:span># 2d points plot type</text:p>
      <text:p text:style-name="P4">plot_style<text:tab/><text:tab/><text:tab/><text:tab/><text:tab/>{lbB} {kaswrylqbfmogtnp} <text:span text:style-name="T2">1<text:tab/></text:span><text:tab/><text:tab/><text:tab/><text:tab/><text:tab/><text:tab/><text:tab/><text:tab/><text:tab/><text:tab/><text:tab/><text:tab/># 2d histogram plot type</text:p>
      <text:p text:style-name="P4">plot_style<text:tab/><text:tab/><text:tab/><text:tab/><text:tab/>{"auto"} <text:span text:style-name="T1">1</text:span><text:span text:style-name="T4"> <text:s text:c="2"/>or <text:s text:c="2"/></text:span>{kaswrylqbfmogtnp} <text:span text:style-name="T1">1<text:tab/><text:tab/><text:tab/><text:tab/><text:tab/><text:tab/><text:tab/><text:tab/><text:tab/></text:span># 2d contour plot type</text:p>
      <text:p text:style-name="P4">plot_style<text:tab/><text:tab/><text:tab/><text:tab/><text:tab/>{"nearest" "bilinear"} zblack zwhite<text:tab/><text:tab/><text:tab/><text:tab/><text:tab/><text:tab/><text:tab/><text:tab/><text:tab/># 2d color plot type</text:p>
      <text:p text:style-name="P4">plot_style<text:tab/><text:tab/><text:tab/><text:tab/><text:tab/>{ld.cCtTsSiIpPhH+xra} {kaswrylqbfmogtnp} <text:span text:style-name="T1">1</text:span> or <text:span text:style-name="T1">6</text:span><text:span text:style-name="T4"><text:tab/><text:tab/><text:tab/><text:tab/><text:tab/><text:tab/># 3d points plot type</text:span></text:p>
      <text:p text:style-name="P4">plot_style<text:tab/><text:tab/><text:tab/><text:tab/><text:tab/>{kaswrylqbfmogtnpx} {kaswrylqbfmogtnpx}<text:tab/><text:tab/><text:tab/><text:tab/><text:tab/><text:tab/><text:tab/><text:tab/># 3d contour plot type</text:p>
      <text:p text:style-name="P4">plot_style<text:tab/><text:tab/><text:tab/><text:tab/><text:tab/>{"auto"} <text:span text:style-name="T1">0xFF<text:tab/><text:tab/><text:tab/><text:tab/><text:tab/><text:tab/><text:tab/><text:tab/><text:tab/><text:tab/><text:tab/><text:tab/><text:tab/><text:tab/><text:tab/><text:tab/><text:tab/></text:span># 3d color plot type</text:p>
      <text:p text:style-name="P4">plot_style<text:tab/><text:tab/><text:tab/><text:tab/><text:tab/>{"auto"} <text:span text:style-name="T1">0xFF</text:span><text:span text:style-name="T4"> <text:s text:c="2"/>or <text:s text:c="2"/></text:span>{kaswrylqbfmogtnpx} {kaswrylqbfmogtnpx}<text:span text:style-name="T1"><text:tab/></text:span># 3d mesh plot type</text:p>
      <text:p text:style-name="P4">axis_type<text:tab/><text:tab/><text:tab/><text:tab/><text:tab/>{"linear" "semilogx" "semilogy" "loglog" "polar" "3d"}</text:p>
      <text:p text:style-name="P4">axis_scale<text:tab/><text:tab/><text:tab/><text:tab/><text:tab/>{<text:span text:style-name="T2">"auto"</text:span> "equal"}</text:p>
      <text:p text:style-name="P4">axis_limits<text:tab/><text:tab/><text:tab/><text:tab/><text:tab/>xmin xmax ymin ymax <text:s text:c="2"/>or <text:s text:c="2"/>* * rmin rmax <text:s text:c="2"/>or <text:s text:c="2"/>xmin xmax ymin ymax zmin zmax</text:p>
      <text:p text:style-name="P4">view3d<text:tab/><text:tab/><text:tab/><text:tab/><text:tab/><text:tab/><text:span text:style-name="T1">30</text:span> <text:span text:style-name="T1">30<text:tab/><text:tab/><text:tab/><text:tab/><text:tab/><text:tab/><text:tab/><text:tab/><text:tab/><text:tab/><text:tab/><text:tab/><text:tab/><text:tab/><text:tab/><text:tab/><text:tab/><text:tab/><text:tab/><text:tab/></text:span># 3d axis type</text:p>
      <text:p text:style-name="P4">minor_ticks<text:tab/><text:tab/><text:tab/><text:tab/><text:tab/>{"on" <text:span text:style-name="T2">"off"</text:span>}</text:p>
      <text:p text:style-name="P4">grid<text:tab/><text:tab/><text:tab/><text:tab/><text:tab/><text:tab/><text:tab/>{ld.} {kaswrylqbfmogtnp} <text:s text:c="2"/>or <text:s text:c="2"/><text:span text:style-name="T2">"off"</text:span></text:p>
      <text:p text:style-name="P4">xlabel<text:tab/><text:tab/><text:tab/><text:tab/><text:tab/><text:tab/>"x axis"</text:p>
      <text:p text:style-name="P4">ylabel<text:tab/><text:tab/><text:tab/><text:tab/><text:tab/><text:tab/>"y axis"</text:p>
      <text:p text:style-name="P4">zlabel<text:tab/><text:tab/><text:tab/><text:tab/><text:tab/><text:tab/>"z axis"</text:p>
      <text:p text:style-name="P4">title<text:tab/><text:tab/><text:tab/><text:tab/><text:tab/><text:tab/><text:tab/>"Figure 1"</text:p>
      <text:p text:style-name="P4">bin_width<text:tab/><text:tab/><text:tab/><text:tab/><text:tab/>1.23<text:tab/><text:tab/><text:tab/><text:tab/><text:tab/><text:tab/><text:tab/><text:tab/><text:tab/><text:tab/><text:tab/><text:tab/><text:tab/><text:tab/><text:tab/><text:tab/><text:tab/><text:tab/><text:tab/><text:tab/># histogram plot type</text:p>
      <text:p text:style-name="P4">bin_value<text:tab/><text:tab/><text:tab/><text:tab/><text:tab/>{"number" "fraction" <text:span text:style-name="T2">"percent"</text:span><text:span text:style-name="T1">}</text:span><text:span text:style-name="T4"><text:tab/><text:tab/><text:tab/><text:tab/><text:tab/><text:tab/><text:tab/><text:tab/><text:tab/><text:tab/><text:tab/># histogram plot type</text:span></text:p>
      <text:p text:style-name="P4">bin_ref<text:tab/><text:tab/><text:tab/><text:tab/><text:tab/><text:tab/>{<text:span text:style-name="T2">"mean</text:span><text:span text:style-name="T5">"</text:span> "zero" "integers"}<text:tab/><text:tab/><text:tab/><text:tab/><text:tab/><text:tab/><text:tab/><text:tab/><text:tab/><text:tab/><text:tab/><text:tab/><text:tab/># histogram plot type</text:p>
      <text:p text:style-name="P4">ninterp<text:tab/><text:tab/><text:tab/><text:tab/><text:tab/><text:tab/><text:span text:style-name="T2">20</text:span><text:span text:style-name="T4"><text:tab/><text:tab/><text:tab/><text:tab/><text:tab/><text:tab/><text:tab/><text:tab/><text:tab/><text:tab/><text:tab/><text:tab/><text:tab/><text:tab/><text:tab/><text:tab/><text:tab/><text:tab/><text:tab/><text:tab/><text:tab/># 3d color plot type</text:span></text:p>
      <text:p text:style-name="P4">contours<text:tab/><text:tab/><text:tab/><text:tab/><text:tab/><text:tab/>25<text:tab/><text:tab/><text:tab/><text:tab/><text:tab/><text:tab/><text:tab/><text:tab/><text:tab/><text:tab/><text:tab/><text:tab/><text:tab/><text:tab/><text:tab/><text:tab/><text:tab/><text:tab/><text:tab/><text:tab/><text:tab/># contour plot type</text:p>
      <text:p text:style-name="P4">contour_color<text:tab/><text:tab/><text:tab/><text:tab/>{<text:span text:style-name="T2">k</text:span>aswrylqbfmogtnp}<text:tab/><text:tab/><text:tab/><text:tab/><text:tab/><text:tab/><text:tab/><text:tab/><text:tab/><text:tab/><text:tab/><text:tab/><text:tab/><text:tab/><text:tab/># 3d contour plot type </text:p>
      <text:p text:style-name="P4">mesh_color<text:tab/><text:tab/><text:tab/><text:tab/><text:tab/>{<text:span text:style-name="T2">k</text:span>aswrylqbfmogtnp}<text:tab/><text:tab/><text:tab/><text:tab/><text:tab/><text:tab/><text:tab/><text:tab/><text:tab/><text:tab/><text:tab/><text:tab/><text:tab/><text:tab/><text:tab/># 3d mesh plot type </text:p>
      <text:p text:style-name="P4">stems<text:tab/><text:tab/><text:tab/><text:tab/><text:tab/><text:tab/><text:tab/>{"on" <text:span text:style-name="T2">"off"</text:span>} <text:s text:c="2"/>or <text:s text:c="2"/>0.0<text:tab/><text:tab/><text:tab/><text:tab/><text:tab/><text:tab/><text:tab/><text:tab/><text:tab/><text:tab/><text:tab/><text:tab/><text:tab/><text:tab/># points plot type</text:p>
      <text:p text:style-name="P4">rect_coords<text:tab/><text:tab/><text:tab/><text:tab/><text:tab/>x0 y0 width height angle<text:tab/><text:tab/><text:tab/><text:tab/><text:tab/><text:tab/><text:tab/><text:tab/><text:tab/><text:tab/><text:tab/><text:tab/><text:tab/># linear axis type </text:p>
      <text:p text:style-name="P4">rect_style<text:tab/><text:tab/><text:tab/><text:tab/><text:tab/>{ld.} {kaswrylqbfmogtnp} <text:span text:style-name="T2">1</text:span><text:tab/><text:tab/><text:tab/><text:tab/><text:tab/><text:tab/><text:tab/><text:tab/><text:tab/><text:tab/><text:tab/><text:tab/><text:tab/># linear axis type </text:p>
      <text:p text:style-name="P4">ellipse_coords<text:tab/><text:tab/><text:tab/><text:tab/>x0 y0 width height angle<text:tab/><text:tab/><text:tab/><text:tab/><text:tab/><text:tab/><text:tab/><text:tab/><text:tab/><text:tab/><text:tab/><text:tab/><text:tab/># linear axis type </text:p>
      <text:p text:style-name="P4">ellipse_style<text:tab/><text:tab/><text:tab/><text:tab/>{ld.} {kaswrylqbfmogtnp} <text:span text:style-name="T2">1</text:span><text:tab/><text:tab/><text:tab/><text:tab/><text:tab/><text:tab/><text:tab/><text:tab/><text:tab/><text:tab/><text:tab/><text:tab/><text:tab/># linear axis type </text:p>
      <text:p text:style-name="P4">line_coords<text:tab/><text:tab/><text:tab/><text:tab/><text:tab/>x1 x2 y1 y2 <text:s text:c="2"/>or <text:s text:c="2"/>x1 x2 y1 y2 z1 z2</text:p>
      <text:p text:style-name="P4">line_style<text:tab/><text:tab/><text:tab/><text:tab/><text:tab/>{ld.} {kaswrylqbfmogtnp} <text:span text:style-name="T1">1</text:span></text:p>
      <text:p text:style-name="P4">symbol_coords<text:tab/><text:tab/><text:tab/><text:tab/>x1 y1 <text:s text:c="2"/>or <text:s text:c="2"/>x1 y1 z1</text:p>
      <text:p text:style-name="P4">symbol_style<text:tab/><text:tab/><text:tab/><text:tab/>{cCtTsSiIpPhH+xra} {kaswrylqbfmogtnp} <text:span text:style-name="T1">6</text:span></text:p>
      <text:p text:style-name="P4">legend_string<text:tab/><text:tab/><text:tab/><text:tab/>"data"</text:p>
      <text:p text:style-name="P4">legend_coords_abs<text:tab/><text:tab/><text:tab/>x1 y1 <text:s text:c="2"/>or <text:s text:c="2"/>x1 y1 z1</text:p>
      <text:p text:style-name="P4">legend_coords_rel<text:tab/><text:tab/><text:tab/>xr yr</text:p>
      <text:p text:style-name="P4">legend_anchor<text:tab/><text:tab/><text:tab/><text:tab/>{"center" "north" "northeast" "east" "southeast" "south" "southwest" "west" "northwest"}</text:p>
      <text:p text:style-name="P4">text_string<text:tab/><text:tab/><text:tab/><text:tab/><text:tab/>"Measurements made 1 January 2008"</text:p>
      <text:p text:style-name="P4">text_coords_abs<text:tab/><text:tab/><text:tab/>x1 y1 <text:s text:c="2"/>or <text:s text:c="2"/>x1 y1 z1</text:p>
      <text:p text:style-name="P4">text_coords_rel<text:tab/><text:tab/><text:tab/>xr yr</text:p>
      <text:p text:style-name="P4">text_anchor<text:tab/><text:tab/><text:tab/><text:tab/><text:tab/>{"center" "north" "northeast" "east" "southeast" "south" "southwest" "west" "northwest"}</text:p>
      <text:p text:style-name="P4">image_filename<text:tab/><text:tab/><text:tab/><text:tab/>"/home/sab/gsegrafix/image_files/tux.png"</text:p>
      <text:p text:style-name="P4">image_coords_abs<text:tab/><text:tab/><text:tab/>x1 y1 <text:s text:c="2"/>or <text:s text:c="2"/>x1 y1 z1</text:p>
      <text:p text:style-name="P4">image_coords_rel<text:tab/><text:tab/><text:tab/>xr yr</text:p>
      <text:p text:style-name="P4">image_anchor<text:tab/><text:tab/><text:tab/><text:tab/>{"center" "north" "northeast" "east" "southeast" "south" "southwest" "west" "northwest"}</text:p>
      <text:p text:style-name="P4">date_time<text:tab/><text:tab/><text:tab/><text:tab/><text:tab/>{"north" "northeast" "southeast" "south" "southwest" "northwest"}</text:p>
      <text:p text:style-name="P4">save<text:tab/><text:tab/><text:tab/><text:tab/><text:tab/><text:tab/><text:tab/>"/home/sab/gsegrafix/plot.png"</text:p>
      <text:p text:style-name="P4">save_close<text:tab/><text:tab/><text:tab/><text:tab/><text:tab/>"/home/sab/gsegrafix/plot.png"</text:p>
      <text:p text:style-name="P4"><text:span text:style-name="T4">background_color<text:tab/><text:tab/><text:tab/>{</text:span><text:span text:style-name="T2">“white”</text:span><text:span text:style-name="T4"> “black”}</text:span></text:p>
      <text:p text:style-name="P4"><text:span text:style-name="T4">background_image<text:tab/><text:tab/><text:tab/>"/home/sab/gsegrafix/image_files/map.png" {"center" </text:span><text:span text:style-name="T2">"fill"</text:span><text:span text:style-name="T4"> "scale" "zoom"}</text:span></text:p>
      <text:p text:style-name="P4">window_size<text:tab/><text:tab/><text:tab/><text:tab/><text:tab/><text:span text:style-name="T1">768</text:span> <text:span text:style-name="T1">576</text:span></text:p>
      <text:p text:style-name="P4">plot_box<text:tab/><text:tab/><text:tab/><text:tab/><text:tab/><text:tab/>{<text:span text:style-name="T2">"on"</text:span> "off"}</text:p>
      <text:p text:style-name="P4">x_tick_marks<text:tab/><text:tab/><text:tab/><text:tab/>{<text:span text:style-name="T2">"on"</text:span> "off"}</text:p>
      <text:p text:style-name="P4">y_tick_marks<text:tab/><text:tab/><text:tab/><text:tab/>{<text:span text:style-name="T2">"on"</text:span> "off"}</text:p>
      <text:p text:style-name="P4">z_tick_marks<text:tab/><text:tab/><text:tab/><text:tab/>{<text:span text:style-name="T2">"on"</text:span> "off"}</text:p>
      <text:p text:style-name="P4">x_tick_labels<text:tab/><text:tab/><text:tab/><text:tab/>{<text:span text:style-name="T2">"on"</text:span> "off"}</text:p>
      <text:p text:style-name="P4">y_tick_labels<text:tab/><text:tab/><text:tab/><text:tab/>{<text:span text:style-name="T2">"on"</text:span> "off"}</text:p>
      <text:p text:style-name="P4">z_tick_labels<text:tab/><text:tab/><text:tab/><text:tab/>{<text:span text:style-name="T2">"on"</text:span> "off"}</text:p>
      <text:p text:style-name="P4">font_name<text:tab/><text:tab/><text:tab/><text:tab/><text:tab/><text:span text:style-name="T2">"Sans"</text:span></text:p>
      <text:p text:style-name="P4">font_size_date_time<text:tab/><text:tab/><text:span text:style-name="T1">12</text:span></text:p>
      <text:p text:style-name="P4">font_size_legend<text:tab/><text:tab/><text:tab/><text:span text:style-name="T1">12</text:span></text:p>
      <text:p text:style-name="P4">font_size_text<text:tab/><text:tab/><text:tab/><text:tab/><text:span text:style-name="T1">12</text:span></text:p>
      <text:p text:style-name="P4">font_size_tick_labels<text:tab/><text:span text:style-name="T2">14</text:span></text:p>
      <text:p text:style-name="P4">font_size_axis_labels<text:tab/><text:span text:style-name="T1">16</text:span></text:p>
      <text:p text:style-name="P4">font_size_title<text:tab/><text:tab/><text:tab/><text:span text:style-name="T1">18</text:span></text:p>
      <text:p text:style-name="P5">Document license</text:p>
      <text:p text:style-name="P3">Permission is granted to copy, distribute, and/or modify this document under the terms of the GNU Free Documentation License, Version 1.3, or any later version published by the Free Software Foundation, with no Invariant Sections, no Front-Cover Texts, and no Back-Cover Texts. <text:s/>You should have received a copy of the GNU Free Documentation License along with this program. <text:s/>If not , see &lt;http://www.gnu.org/licenses/&gt;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 style:font-family-generic="swiss"/>
    <style:font-face style:name="Mono" svg:font-family="Mono" style:font-pitch="fixed"/>
    <style:font-face style:name="Luxi Mono" svg:font-family="'Luxi Mono'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1" style:font-size-asian="12pt" style:language-asian="en" style:country-asian="US" style:font-name-complex="Luxi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Nimbus Roman No9 L" fo:font-size="18pt" fo:font-weight="bold" style:font-name-asian="Luxi Sans1" style:font-size-asian="18pt" style:font-weight-asian="bold" style:font-name-complex="Luxi Sans1" style:font-size-complex="18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uxi Mono" fo:font-size="10pt" style:font-name-asian="Luxi Mono" style:font-size-asian="10pt" style:font-name-complex="Luxi Mono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uxi Mono" style:font-name-asian="Luxi Mono" style:font-name-complex="Luxi Mono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6-09-21T10:51:48</meta:creation-date>
    <dc:creator>Spencer Buckner</dc:creator>
    <dc:date>2010-03-07T08:44:25</dc:date>
    <meta:printed-by>Spencer Buckner</meta:printed-by>
    <meta:print-date>2009-03-01T11:50:54</meta:print-date>
    <meta:editing-cycles>82</meta:editing-cycles>
    <meta:editing-duration>PT07H36M50S</meta:editing-duration>
    <meta:document-statistic meta:table-count="0" meta:image-count="0" meta:object-count="0" meta:page-count="2" meta:paragraph-count="73" meta:word-count="481" meta:character-count="4087"/>
    <meta:user-defined meta:name="Info 1"/>
    <meta:user-defined meta:name="Info 2"/>
    <meta:user-defined meta:name="Info 3"/>
    <meta:user-defined meta:name="Info 4"/>
  </office:meta>
</office:document-meta>
</file>